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6B00001F0300002A4E03486BF797D0E349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cm" svg:height="10.4cm" svg:x="0cm" svg:y="0cm">
          <draw:image xlink:href="Pictures/2000006B00001F0300002A4E03486BF797D0E34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10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3T20:51:51.378000000</meta:creation-date>
    <dc:date>2015-12-23T21:37:19.708000000</dc:date>
    <meta:editing-duration>PT3M53S</meta:editing-duration>
    <meta:editing-cycles>3</meta:editing-cycles>
    <meta:generator>LibreOffice/5.0.4.2$Windows_X86_64 LibreOffice_project/2b9802c1994aa0b7dc6079e128979269cf95bc78</meta:generator>
    <meta:document-statistic meta:object-count="1"/>
  </office:meta>
</office:document-meta>
</file>